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style:font-face style:name="Helvetica Neue" svg:font-family="'Helvetica Neue'" style:font-pitch="variable"/>
    <style:font-face style:name="Herculanum" svg:font-family="Herculanu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color="#333333" style:font-name="Helvetica Neue" fo:font-size="11pt" style:font-size-asian="11pt" style:font-size-complex="11pt"/>
    </style:style>
    <style:style style:name="T1" style:family="text">
      <style:text-properties fo:color="#800000"/>
    </style:style>
    <style:style style:name="T2" style:family="text">
      <style:text-properties fo:font-variant="normal" fo:text-transform="none" fo:color="#d1d5db" style:font-name="S hne" fo:font-size="9.05000019073486pt" fo:letter-spacing="normal" fo:font-style="normal" fo:font-weight="normal"/>
    </style:style>
    <style:style style:name="T3" style:family="text">
      <style:text-properties fo:font-variant="normal" fo:text-transform="none" fo:color="#d1d5db" fo:font-size="9.05000019073486pt" fo:letter-spacing="normal" fo:font-style="normal" fo:font-weight="normal"/>
    </style:style>
    <style:style style:name="T4" style:family="text">
      <style:text-properties fo:font-variant="normal" fo:text-transform="none" fo:color="#d1d5db"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bdc1c6" style:font-name="arial" fo:font-size="7.94999980926514pt" fo:letter-spacing="normal" fo:font-style="normal" fo:font-weight="normal"/>
    </style:style>
    <style:style style:name="T7" style:family="text">
      <style:text-properties fo:font-variant="normal" fo:text-transform="none" fo:color="#bdc1c6" style:font-name="arial" fo:letter-spacing="normal" fo:font-style="normal" fo:font-weight="normal"/>
    </style:style>
    <style:style style:name="T8" style:family="text">
      <style:text-properties fo:font-variant="normal" fo:text-transform="none" fo:color="#bdc1c6" fo:letter-spacing="normal" fo:font-style="normal" fo:font-weight="normal"/>
    </style:style>
    <style:style style:name="T9" style:family="text">
      <style:text-properties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5350 Burnet Rd. #136<text:line-break/>Austin, TX 78756<text:line-break/>January 30, 2024</text:p>
      <text:p text:style-name="P1"/>
      <text:p text:style-name="P1">Smartsheet<text:line-break/><text:span text:style-name="T5">500 108th Ave NE #200, Bellevue, WA 98004</text:span><text:line-break/>Bellevue, WA</text:p>
      <text:p text:style-name="P1"/>
      <text:p text:style-name="P1">To Whom It May Concern:</text:p>
      <text:p text:style-name="P1">I am writing to express my strong interest in the Senior Design Technologist position at Smartsheet, as advertised on your website. With 12 years of extensive experience in User Experience Design and Front-End Development, I am excited to bring my design experience, technical expertise and communication skills to contribute to Smartsheet growth and success.</text:p>
      <text:p text:style-name="P1">The role of Senior Design Technologist at Smartsheet aligns perfectly with my professional background and passion for bridging the gap between cutting-edge technology and user-centric solutions. I am enthusiastic about the opportunity to play a pivotal role in the design at Smartsheet. </text:p>
      <text:p text:style-name="P1">In addition to my extensive experience in design and development, I possess a solid foundation in various front-end technologies, including NodeJS, and React. I have successfully integrated these technologies to create seamless and engaging user experiences, making me well-suited to create prototypes to help the design team communicate with executives and customers. Furthermore, I bring excellent communication and interpersonal skills to the table, which are essential for effectively conveying technical information to non-technical individuals and collaborating internally with cross-functional teams.</text:p>
      <text:p text:style-name="P1">My technical proficiency extends beyond front-end development. I have a proven track record in cloud computing, APIs, integrations, and relevant programming languages. My experience with JavaScript, Python, scripting, Docker, and CSS frameworks further enhances my ability to provide insights to both designers and developers.</text:p>
      <text:p text:style-name="P1">In summary, my 12 years of experience in User Experience Design and Front-End Development, combined with my technical knowledge and communication skills, uniquely position me to excel in the role of Senior Design Technologist at Smartsheet. I am excited about the opportunity to work with the talented team at Smartsheet and contribute to the company's growth and customer satisfaction.</text:p>
      <text:p text:style-name="P1">Thank you for considering my application. <text:span text:style-name="T5">I am looking forward to discussing how my skills and experience align with the vision and goals of Smartsheet. </text:span>Please find my resume attached for your reference. I can be reached at 202.275.5700 or thompsonjamesquillan@gmail.com to schedule a conversation at your earliest convenience.</text:p>
      <text:p text:style-name="P1"/>
      <text:p text:style-name="P1">Sincerely,<text:line-break/><text:line-break/></text:p>
      <text:p text:style-name="P1">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style:font-face style:name="Helvetica Neue" svg:font-family="'Helvetica Neue'" style:font-pitch="variable"/>
    <style:font-face style:name="Herculanum" svg:font-family="Herculanu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30T21:06:04</dc:date>
    <meta:editing-duration>P13DT19H34M32S</meta:editing-duration>
    <meta:editing-cycles>4</meta:editing-cycles>
    <meta:generator>OpenOffice/4.1.15$Unix OpenOffice.org_project/4115m2$Build-9813</meta:generator>
    <dc:creator>James Thompson</dc:creator>
    <meta:document-statistic meta:table-count="0" meta:image-count="0" meta:object-count="0" meta:page-count="1" meta:paragraph-count="11" meta:word-count="361" meta:character-count="2482"/>
  </office:meta>
</office:document-meta>
</file>